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2c04" officeooo:paragraph-rsid="00132c04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32c04" officeooo:paragraph-rsid="00132c04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132c04" officeooo:paragraph-rsid="00132c04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good computer programmer…</text:p>
      <text:p text:style-name="P2"/>
      <text:list xml:id="list2133346387" text:style-name="L1">
        <text:list-item>
          <text:p text:style-name="P3">Needs to have patience in order to find solutions to problems</text:p>
        </text:list-item>
        <text:list-item>
          <text:p text:style-name="P3">Needs to have good <text:s/>communication skills, to work well in a team</text:p>
        </text:list-item>
        <text:list-item>
          <text:p text:style-name="P3">Should be flexible, in order to adapt to obstacles and problems.</text:p>
        </text:list-item>
        <text:list-item>
          <text:p text:style-name="P3">Needs to constantly improve and learn in order to keep up with new technology.</text:p>
        </text:list-item>
        <text:list-item>
          <text:p text:style-name="P3">Needs to have a logical min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02:08.911608689</meta:creation-date>
    <meta:generator>LibreOffice/7.3.7.2$Linux_X86_64 LibreOffice_project/30$Build-2</meta:generator>
    <dc:date>2023-09-21T11:43:27.431555906</dc:date>
    <meta:editing-duration>PT30M57S</meta:editing-duration>
    <meta:editing-cycles>1</meta:editing-cycles>
    <meta:document-statistic meta:table-count="0" meta:image-count="0" meta:object-count="0" meta:page-count="1" meta:paragraph-count="6" meta:word-count="63" meta:character-count="328" meta:non-whitespace-character-count="275"/>
  </office:meta>
</office:document-meta>
</file>